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5dad1" officeooo:paragraph-rsid="0015dad1"/>
    </style:style>
    <style:style style:name="T1" style:family="text">
      <style:text-properties officeooo:rsid="001354cb"/>
    </style:style>
    <style:style style:name="T2" style:family="text">
      <style:text-properties officeooo:rsid="00146b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T :</text:p>
      <text:p text:style-name="Standard">[Octobre 2021 : choix définitif du thème du TIPE]</text:p>
      <text:p text:style-name="P1">[Novembre 2021 : <text:s/>Expérience pour mettre en évidence l’influence des inhomogénéités dans la déformation d’un front d’onde]</text:p>
      <text:p text:style-name="Standard">[Décembre 2021 : en lisant <text:span text:style-name="T1">l’</text:span><text:span text:style-name="T2">article</text:span> [4] nous avons décidé d’étudier un front d’onde en s’inspirant de la méthode de Shack Hartmann]</text:p>
      <text:p text:style-name="Standard">[Janvier 2022 : réalisation de notre expérience adaptée de la méthode Shack Hartmann]</text:p>
      <text:p text:style-name="Standard">[Février 2022 : <text:s/>découverte de l’utilité des polynômes de Zernike dans l’étude des fronts d’onde après la lecture de [5]]</text:p>
      <text:p text:style-name="Standard">[Février-Mars 2022 : difficultés rencontr<text:span text:style-name="T2">ées</text:span> pour remonter à la forme du front d’onde à partir des résultats de l’expérience adapté de Shack Hartmann]</text:p>
      <text:p text:style-name="Standard">[Mars 2022 : après plusieurs tentatives une méthode semble fonctionner, obtention numérique d’un front d’onde cohérent avec la forme du plastique placé devant la lentille lors de l’expérience]</text:p>
      <text:p text:style-name="Standard">[Mai 2022 : projection de nos résultats sur la base de Zernike et <text:span text:style-name="T2">reconstitution</text:span> du front d’onde obtenu lors de l’expérience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python1-reservedword1" style:family="text" style:parent-style-name="Default_20_Paragraph_20_Font">
      <style:text-properties fo:color="#67df87" loext:opacity="100%"/>
    </style:style>
    <style:style style:name="python1-space1" style:family="text" style:parent-style-name="Default_20_Paragraph_20_Font">
      <style:text-properties fo:color="#c0c0c0" loext:opacity="100%" fo:background-color="#282828"/>
    </style:style>
    <style:style style:name="python1-identifier1" style:family="text" style:parent-style-name="Default_20_Paragraph_20_Font">
      <style:text-properties fo:color="#ffffff" loext:opacity="100%"/>
    </style:style>
    <style:style style:name="python1-symbol1" style:family="text" style:parent-style-name="Default_20_Paragraph_20_Font">
      <style:text-properties fo:color="#c2e890" loext:opacity="100%"/>
    </style:style>
    <style:style style:name="python1-float1" style:family="text" style:parent-style-name="Default_20_Paragraph_20_Font">
      <style:text-properties fo:color="#75d9ff" loext:opacity="100%"/>
    </style:style>
    <style:style style:name="python1-number1" style:family="text" style:parent-style-name="Default_20_Paragraph_20_Font">
      <style:text-properties fo:color="#97bcf3" loext:opacity="100%" fo:font-weight="bold" style:font-weight-asian="bold" style:font-weight-complex="bold"/>
    </style:style>
    <style:style style:name="python1-commentedcode1" style:family="text" style:parent-style-name="Default_20_Paragraph_20_Font">
      <style:text-properties fo:color="#d5cca8" loext:opacity="100%" fo:font-style="italic" fo:font-weight="bold" style:font-style-asian="italic" style:font-weight-asian="bold" style:font-style-complex="italic" style:font-weight-complex="bold"/>
    </style:style>
    <style:style style:name="python1-nonreservedkeyword1" style:family="text" style:parent-style-name="Default_20_Paragraph_20_Font">
      <style:text-properties fo:color="#2ed5cf" loext:opacity="100%"/>
    </style:style>
    <style:style style:name="python1-string1" style:family="text" style:parent-style-name="Default_20_Paragraph_20_Font">
      <style:text-properties fo:color="#e1b42b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rmand CAILLON</meta:initial-creator>
    <meta:editing-cycles>5</meta:editing-cycles>
    <meta:creation-date>2022-06-06T20:34:00</meta:creation-date>
    <dc:date>2022-06-07T21:23:16.913000000</dc:date>
    <meta:editing-duration>PT7M54S</meta:editing-duration>
    <meta:generator>LibreOffice/7.2.2.2$Windows_X86_64 LibreOffice_project/02b2acce88a210515b4a5bb2e46cbfb63fe97d56</meta:generator>
    <meta:document-statistic meta:table-count="0" meta:image-count="0" meta:object-count="0" meta:page-count="1" meta:paragraph-count="9" meta:word-count="155" meta:character-count="981" meta:non-whitespace-character-count="833"/>
    <meta:user-defined meta:name="AppVersion">16.0000</meta:user-defined>
    <meta:template xlink:type="simple" xlink:actuate="onRequest" xlink:title="Normal.dotm" xlink:href=""/>
  </office:meta>
</office:document-meta>
</file>